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ED35F5E67A.png" manifest:media-type="image/png"/>
  <manifest:file-entry manifest:full-path="Pictures/10000001000002D0000002D06552C670.png" manifest:media-type="image/png"/>
  <manifest:file-entry manifest:full-path="Pictures/10000001000001D5000002D04E62B164.png" manifest:media-type="image/png"/>
  <manifest:file-entry manifest:full-path="Pictures/10000001000001DA000001DA861467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2cm" svg:stroke-color="#000000" draw:marker-start-width="0.5cm" draw:marker-end-width="0.5cm" draw:fill="none" loext:fill-use-slide-background="false" draw:textarea-horizontal-align="justify" draw:textarea-vertical-align="middle" draw:auto-grow-height="false" fo:min-height="2.556cm" fo:min-width="6.478cm" fo:padding-top="0.225cm" fo:padding-bottom="0.225cm" fo:padding-left="0.35cm" fo:padding-right="0.35cm" loext:decorative="false"/>
      <style:paragraph-properties style:writing-mode="lr-tb"/>
    </style:style>
    <style:style style:name="gr3" style:family="graphic" style:parent-style-name="standard">
      <style:graphic-properties draw:marker-start="Arrow" draw:marker-start-width="0.5cm" draw:marker-end="Arrow" draw:marker-end-width="0.5cm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725cm" loext:decorative="false"/>
      <style:paragraph-properties style:writing-mode="lr-tb"/>
    </style:style>
    <style:style style:name="gr5" style:family="graphic" style:parent-style-name="standard">
      <style:graphic-properties svg:stroke-width="0.1cm" draw:marker-start="Arrow" draw:marker-start-width="0.43cm" draw:marker-end="Arrow" draw:marker-end-width="0.43cm" draw:textarea-vertical-align="middle" fo:padding-top="0.075cm" fo:padding-bottom="0.075cm" fo:padding-left="0.2cm" fo:padding-right="0.2cm" loext:decorative="false"/>
    </style:style>
    <style:style style:name="gr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95cm" fo:min-width="3.3cm" fo:padding-top="0.075cm" fo:padding-bottom="0.075cm" fo:padding-left="0.2cm" fo:padding-right="0.2cm" loext:decorative="false"/>
      <style:paragraph-properties style:writing-mode="lr-tb"/>
    </style:style>
    <style:style style:name="gr7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95cm" fo:min-width="4.875cm" fo:padding-top="0.075cm" fo:padding-bottom="0.075cm" fo:padding-left="0.2cm" fo:padding-right="0.2cm" loext:decorative="false"/>
      <style:paragraph-properties style:writing-mode="lr-tb"/>
    </style:style>
    <style:style style:name="gr8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075cm" fo:padding-bottom="0.075cm" fo:padding-left="0.2cm" fo:padding-right="0.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875cm" loext:decorative="false"/>
      <style:paragraph-properties style:writing-mode="lr-tb"/>
    </style:style>
    <style:style style:name="gr12" style:family="graphic" style:parent-style-name="objectwithoutfill">
      <style:graphic-properties svg:stroke-width="0.1cm" draw:marker-start-width="0.35cm" draw:marker-end="Arrow" draw:marker-end-width="0.5cm" draw:fill="none" draw:textarea-vertical-align="middle" fo:padding-top="0.075cm" fo:padding-bottom="0.075cm" fo:padding-left="0.2cm" fo:padding-right="0.2cm" loext:decorative="false"/>
    </style:style>
    <style:style style:name="gr13" style:family="graphic" style:parent-style-name="objectwithoutfill">
      <style:graphic-properties svg:stroke-width="0.1cm" draw:marker-start-width="0.35cm" draw:marker-end="Arrow" draw:marker-end-width="0.5cm" draw:fill="none" draw:textarea-vertical-align="middle" fo:padding-top="0.075cm" fo:padding-bottom="0.075cm" fo:padding-left="0.2cm" fo:padding-right="0.2cm" loext:decorative="false"/>
      <style:paragraph-properties style:writing-mode="lr-tb"/>
    </style:style>
    <style:style style:name="gr14" style:family="graphic" style:parent-style-name="objectwithoutfill">
      <style:graphic-properties svg:stroke-width="0.1cm" draw:marker-start="Arrow" draw:marker-start-width="0.5cm" draw:marker-end="" draw:marker-end-width="0.5cm" draw:fill="none" draw:textarea-vertical-align="middle" fo:padding-top="0.075cm" fo:padding-bottom="0.075cm" fo:padding-left="0.2cm" fo:padding-right="0.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528cm" loext:decorative="false"/>
      <style:paragraph-properties style:writing-mode="lr-tb"/>
    </style:style>
    <style:style style:name="gr17" style:family="graphic" style:parent-style-name="standard">
      <style:graphic-properties svg:stroke-width="0.05cm" draw:marker-start="" draw:marker-start-width="0.28cm" draw:marker-end="" draw:marker-end-width="0.28cm" draw:fill="none" draw:textarea-vertical-align="middle" draw:auto-grow-height="false" fo:min-height="2.483cm" fo:min-width="0cm" fo:padding-top="0.05cm" fo:padding-bottom="0.05cm" fo:padding-left="0.175cm" fo:padding-right="0.175cm" fo:wrap-option="wrap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925cm" loext:decorative="false"/>
      <style:paragraph-properties style:writing-mode="lr-tb"/>
    </style:style>
    <style:style style:name="gr19" style:family="graphic" style:parent-style-name="standard">
      <style:graphic-properties svg:stroke-width="0.05cm" draw:marker-start="" draw:marker-start-width="0.28cm" draw:marker-end="" draw:marker-end-width="0.28cm" draw:fill="none" draw:textarea-vertical-align="middle" draw:auto-grow-height="false" fo:min-height="4.379cm" fo:min-width="0cm" fo:padding-top="0.05cm" fo:padding-bottom="0.05cm" fo:padding-left="0.175cm" fo:padding-right="0.175cm" fo:wrap-option="wrap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margin-top="0.42cm" fo:margin-bottom="0.35cm" fo:text-align="center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215cm" svg:height="5.215cm" svg:x="8.92cm" svg:y="19.06cm">
          <draw:image xlink:href="Pictures/10000001000001DA000001DA8614677A.png" xlink:type="simple" xlink:show="embed" xlink:actuate="onLoad" draw:mime-type="image/png">
            <text:p/>
          </draw:image>
        </draw:frame>
        <draw:frame draw:style-name="gr1" draw:text-style-name="P1" draw:layer="layout" svg:width="2.41cm" svg:height="3.7cm" svg:x="28.62cm" svg:y="9.242cm">
          <draw:image xlink:href="Pictures/10000001000001D5000002D04E62B164.png" xlink:type="simple" xlink:show="embed" xlink:actuate="onLoad" draw:mime-type="image/png">
            <text:p/>
          </draw:image>
        </draw:frame>
        <draw:frame draw:style-name="gr1" draw:text-style-name="P1" draw:layer="layout" svg:width="4.45cm" svg:height="4.45cm" svg:x="7.635cm" svg:y="9.61cm">
          <draw:image xlink:href="Pictures/10000001000002D0000002D06552C670.png" xlink:type="simple" xlink:show="embed" xlink:actuate="onLoad" draw:mime-type="image/png">
            <text:p/>
          </draw:image>
        </draw:frame>
        <draw:frame draw:style-name="gr1" draw:text-style-name="P1" draw:layer="layout" svg:width="3.31cm" svg:height="3.443cm" svg:x="11.085cm" svg:y="6.392cm">
          <draw:image xlink:href="Pictures/10000001000001DA000001ED35F5E67A.png" xlink:type="simple" xlink:show="embed" xlink:actuate="onLoad" draw:mime-type="image/png">
            <text:p/>
          </draw:image>
        </draw:frame>
        <draw:frame draw:style-name="gr1" draw:text-style-name="P1" draw:layer="layout" svg:width="2.41cm" svg:height="3.7cm" svg:x="30.185cm" svg:y="14.442cm">
          <draw:image xlink:href="Pictures/10000001000001D5000002D04E62B164.png" xlink:type="simple" xlink:show="embed" xlink:actuate="onLoad" draw:mime-type="image/png">
            <text:p/>
          </draw:image>
        </draw:frame>
        <draw:frame draw:style-name="gr1" draw:text-style-name="P1" draw:layer="layout" svg:width="3.31cm" svg:height="3.443cm" svg:x="7.325cm" svg:y="15.086cm">
          <draw:image xlink:href="Pictures/10000001000001DA000001ED35F5E67A.png" xlink:type="simple" xlink:show="embed" xlink:actuate="onLoad" draw:mime-type="image/png">
            <text:p/>
          </draw:image>
        </draw:frame>
        <draw:frame draw:style-name="gr1" draw:text-style-name="P1" draw:layer="layout" svg:width="3.31cm" svg:height="3.443cm" svg:x="26.785cm" svg:y="19.117cm">
          <draw:image xlink:href="Pictures/10000001000001DA000001ED35F5E67A.png" xlink:type="simple" xlink:show="embed" xlink:actuate="onLoad" draw:mime-type="image/png">
            <text:p/>
          </draw:image>
        </draw:frame>
        <draw:custom-shape draw:style-name="gr2" draw:text-style-name="P3" draw:layer="layout" svg:width="10.15cm" svg:height="4.25cm" svg:x="15.285cm" svg:y="13.635cm">
          <text:p text:style-name="P2"><text:span text:style-name="T1">Rése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935cm" svg:y1="9.935cm" svg:x2="17.01cm" svg:y2="14.11cm">
          <text:p/>
        </draw:line>
        <draw:line draw:style-name="gr3" draw:text-style-name="P1" draw:layer="layout" svg:x1="12.26cm" svg:y1="12.785cm" svg:x2="15.46cm" svg:y2="14.91cm">
          <text:p/>
        </draw:line>
        <draw:line draw:style-name="gr3" draw:text-style-name="P1" draw:layer="layout" svg:x1="10.86cm" svg:y1="16.685cm" svg:x2="15.135cm" svg:y2="16.06cm">
          <text:p/>
        </draw:line>
        <draw:line draw:style-name="gr3" draw:text-style-name="P1" draw:layer="layout" svg:x1="12.985cm" svg:y1="20.01cm" svg:x2="16.135cm" svg:y2="17.335cm">
          <text:p/>
        </draw:line>
        <draw:line draw:style-name="gr3" draw:text-style-name="P1" draw:layer="layout" svg:x1="25.31cm" svg:y1="14.56cm" svg:x2="28.635cm" svg:y2="12.41cm">
          <text:p/>
        </draw:line>
        <draw:line draw:style-name="gr3" draw:text-style-name="P1" draw:layer="layout" svg:x1="25.66cm" svg:y1="16.06cm" svg:x2="29.91cm" svg:y2="16.485cm">
          <text:p/>
        </draw:line>
        <draw:line draw:style-name="gr3" draw:text-style-name="P1" draw:layer="layout" svg:x1="24.735cm" svg:y1="17.36cm" svg:x2="27.885cm" svg:y2="20.035cm">
          <text:p/>
        </draw:line>
        <draw:frame draw:style-name="gr4" draw:text-style-name="P5" draw:layer="layout" svg:width="9.8cm" svg:height="1.975cm" svg:x="1.725cm" svg:y="14.575cm">
          <draw:text-box>
            <text:p text:style-name="P4"><text:span text:style-name="T2">Clients</text:span></text:p>
          </draw:text-box>
        </draw:frame>
        <draw:frame draw:style-name="gr4" draw:text-style-name="P5" draw:layer="layout" svg:width="9.8cm" svg:height="1.975cm" svg:x="33.625cm" svg:y="14.775cm">
          <draw:text-box>
            <text:p text:style-name="P4"><text:span text:style-name="T2">Serveurs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3.31cm" svg:height="3.443cm" svg:x="6.35cm" svg:y="10.907cm">
          <draw:image xlink:href="Pictures/10000001000001DA000001ED35F5E67A.png" xlink:type="simple" xlink:show="embed" xlink:actuate="onLoad" draw:mime-type="image/png">
            <text:p/>
          </draw:image>
        </draw:frame>
        <draw:frame draw:style-name="gr1" draw:text-style-name="P1" draw:layer="layout" svg:width="3.31cm" svg:height="3.443cm" svg:x="13.34cm" svg:y="5.9cm">
          <draw:image xlink:href="Pictures/10000001000001DA000001ED35F5E67A.png" xlink:type="simple" xlink:show="embed" xlink:actuate="onLoad" draw:mime-type="image/png">
            <text:p/>
          </draw:image>
        </draw:frame>
        <draw:frame draw:style-name="gr1" draw:text-style-name="P1" draw:layer="layout" svg:width="3.31cm" svg:height="3.443cm" svg:x="22.69cm" svg:y="7.95cm">
          <draw:image xlink:href="Pictures/10000001000001DA000001ED35F5E67A.png" xlink:type="simple" xlink:show="embed" xlink:actuate="onLoad" draw:mime-type="image/png">
            <text:p/>
          </draw:image>
        </draw:frame>
        <draw:frame draw:style-name="gr1" draw:text-style-name="P1" draw:layer="layout" svg:width="3.31cm" svg:height="3.443cm" svg:x="15.29cm" svg:y="11.55cm">
          <draw:image xlink:href="Pictures/10000001000001DA000001ED35F5E67A.png" xlink:type="simple" xlink:show="embed" xlink:actuate="onLoad" draw:mime-type="image/png">
            <text:p/>
          </draw:image>
        </draw:frame>
        <draw:frame draw:style-name="gr1" draw:text-style-name="P1" draw:layer="layout" svg:width="3.31cm" svg:height="3.443cm" svg:x="10.165cm" svg:y="19.025cm">
          <draw:image xlink:href="Pictures/10000001000001DA000001ED35F5E67A.png" xlink:type="simple" xlink:show="embed" xlink:actuate="onLoad" draw:mime-type="image/png">
            <text:p/>
          </draw:image>
        </draw:frame>
        <draw:frame draw:style-name="gr1" draw:text-style-name="P1" draw:layer="layout" svg:width="3.31cm" svg:height="3.443cm" svg:x="21.04cm" svg:y="17.782cm">
          <draw:image xlink:href="Pictures/10000001000001DA000001ED35F5E67A.png" xlink:type="simple" xlink:show="embed" xlink:actuate="onLoad" draw:mime-type="image/png">
            <text:p/>
          </draw:image>
        </draw:frame>
        <draw:frame draw:style-name="gr1" draw:text-style-name="P1" draw:layer="layout" svg:width="3.31cm" svg:height="3.443cm" svg:x="29cm" svg:y="13.657cm">
          <draw:image xlink:href="Pictures/10000001000001DA000001ED35F5E67A.png" xlink:type="simple" xlink:show="embed" xlink:actuate="onLoad" draw:mime-type="image/png">
            <text:p/>
          </draw:image>
        </draw:frame>
        <draw:line draw:style-name="gr5" draw:text-style-name="P1" draw:layer="layout" svg:x1="17.075cm" svg:y1="8.6cm" svg:x2="22.3cm" svg:y2="9.625cm">
          <text:p/>
        </draw:line>
        <draw:line draw:style-name="gr5" draw:text-style-name="P1" draw:layer="layout" svg:x1="10.475cm" svg:y1="13.4cm" svg:x2="14.75cm" svg:y2="13.925cm">
          <text:p/>
        </draw:line>
        <draw:line draw:style-name="gr5" draw:text-style-name="P1" draw:layer="layout" svg:x1="9.975cm" svg:y1="11.575cm" svg:x2="13.7cm" svg:y2="8.9cm">
          <text:p/>
        </draw:line>
        <draw:line draw:style-name="gr5" draw:text-style-name="P1" draw:layer="layout" svg:x1="8.9cm" svg:y1="14.825cm" svg:x2="10.825cm" svg:y2="18.775cm">
          <text:p/>
        </draw:line>
        <draw:line draw:style-name="gr5" draw:text-style-name="P1" draw:layer="layout" svg:x1="16.375cm" svg:y1="15cm" svg:x2="13.55cm" svg:y2="19.15cm">
          <text:p/>
        </draw:line>
        <draw:line draw:style-name="gr5" draw:text-style-name="P1" draw:layer="layout" svg:x1="18.225cm" svg:y1="14.925cm" svg:x2="20.825cm" svg:y2="18.725cm">
          <text:p/>
        </draw:line>
        <draw:line draw:style-name="gr5" draw:text-style-name="P1" draw:layer="layout" svg:x1="25.6cm" svg:y1="11.3cm" svg:x2="29.175cm" svg:y2="14.825cm">
          <text:p/>
        </draw:line>
        <draw:line draw:style-name="gr5" draw:text-style-name="P1" draw:layer="layout" svg:x1="24.65cm" svg:y1="18.95cm" svg:x2="29.275cm" svg:y2="16.575cm">
          <text:p/>
        </draw:line>
        <draw:line draw:style-name="gr5" draw:text-style-name="P1" draw:layer="layout" svg:x1="19.325cm" svg:y1="12.675cm" svg:x2="22.5cm" svg:y2="11.15cm">
          <text:p/>
        </draw:line>
        <draw:line draw:style-name="gr5" draw:text-style-name="P1" draw:layer="layout" svg:x1="12.425cm" svg:y1="18.6cm" svg:x2="14.4cm" svg:y2="9.55cm">
          <text:p/>
        </draw:line>
      </draw:page>
      <draw:page draw:name="page3" draw:style-name="dp1" draw:master-page-name="Standard">
        <draw:custom-shape draw:style-name="gr6" draw:text-style-name="P1" draw:layer="layout" svg:width="3.7cm" svg:height="1.1cm" svg:x="19.8cm" svg:y="9.4cm">
          <text:p text:style-name="P1">Donné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7cm" svg:height="1.1cm" svg:x="19.8cm" svg:y="11.1cm">
          <text:p text:style-name="P1">Donné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75cm" svg:height="1.1cm" svg:x="14.525cm" svg:y="11.1cm">
          <text:p text:style-name="P1">en-tête applicatif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7cm" svg:height="1.1cm" svg:x="19.8cm" svg:y="12.9cm">
          <text:p text:style-name="P1">Donné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75cm" svg:height="1.1cm" svg:x="14.525cm" svg:y="12.9cm">
          <text:p text:style-name="P1">en-tête applicatif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75cm" svg:height="1.1cm" svg:x="9.225cm" svg:y="12.9cm">
          <text:p text:style-name="P1">en-tête transport</text:p>
          <draw:enhanced-geometry svg:viewBox="0 0 21600 21600" draw:type="rectangle" draw:enhanced-path="M 0 0 L 21600 0 21600 21600 0 21600 0 0 Z N"/>
        </draw:custom-shape>
        <draw:ellipse draw:style-name="gr8" draw:text-style-name="P1" draw:layer="layout" svg:width="6.075cm" svg:height="3.988cm" svg:x="17.303cm" svg:y="9.618cm" draw:kind="arc" draw:start-angle="103.74" draw:end-angle="160.62">
          <text:p text:style-name="P1"/>
        </draw:ellipse>
        <draw:frame draw:style-name="gr9" draw:text-style-name="P6" draw:layer="layout" svg:width="4.85cm" svg:height="1.673cm" svg:x="15.15cm" svg:y="8.65cm">
          <draw:text-box>
            <text:p>protocole</text:p>
            <text:p>applicatif</text:p>
          </draw:text-box>
        </draw:frame>
        <draw:ellipse draw:style-name="gr8" draw:text-style-name="P1" draw:layer="layout" svg:width="6.233cm" svg:height="3.988cm" svg:x="11.724cm" svg:y="11.418cm" draw:kind="arc" draw:start-angle="103.74" draw:end-angle="160.62">
          <text:p/>
        </draw:ellipse>
        <draw:frame draw:style-name="gr10" draw:text-style-name="P6" draw:layer="layout" svg:width="4.875cm" svg:height="1.673cm" svg:x="9.625cm" svg:y="10.45cm">
          <draw:text-box>
            <text:p>protocole transport</text:p>
          </draw:text-box>
        </draw:frame>
        <draw:ellipse draw:style-name="gr8" draw:text-style-name="P1" draw:layer="layout" svg:width="6.021cm" svg:height="3.988cm" svg:x="6.43cm" svg:y="13.468cm" draw:kind="arc" draw:start-angle="103.74" draw:end-angle="160.62">
          <text:p/>
        </draw:ellipse>
        <draw:frame draw:style-name="gr11" draw:text-style-name="P6" draw:layer="layout" svg:width="1.375cm" svg:height="1.125cm" svg:x="5.65cm" svg:y="15cm">
          <draw:text-box>
            <text:p>… </text:p>
          </draw:text-box>
        </draw:frame>
      </draw:page>
      <draw:page draw:name="page4" draw:style-name="dp1" draw:master-page-name="Standard">
        <draw:line draw:style-name="gr12" draw:text-style-name="P7" draw:layer="layout" svg:x1="6.2cm" svg:y1="5.325cm" svg:x2="6.2cm" svg:y2="14.775cm">
          <text:p/>
        </draw:line>
        <draw:line draw:style-name="gr12" draw:text-style-name="P7" draw:layer="layout" svg:x1="15.7cm" svg:y1="5.3cm" svg:x2="15.675cm" svg:y2="14.725cm">
          <text:p/>
        </draw:line>
        <draw:line draw:style-name="gr13" draw:text-style-name="P10" draw:layer="layout" svg:x1="6.2cm" svg:y1="5.9cm" svg:x2="15.6cm" svg:y2="7.725cm">
          <text:p text:style-name="P8"><text:span text:style-name="T3">① </text:span><text:span text:style-name="T3">SYN seq = x</text:span></text:p>
          <text:p text:style-name="P9"/>
        </draw:line>
        <draw:line draw:style-name="gr14" draw:text-style-name="P12" draw:layer="layout" svg:x1="6.275cm" svg:y1="10.875cm" svg:x2="15.525cm" svg:y2="8.425cm">
          <text:p text:style-name="P11"><text:span text:style-name="T3">② </text:span><text:span text:style-name="T3">SYN seq = y ; ACK = x+1</text:span></text:p>
          <text:p text:style-name="P9"><text:span text:style-name="T3"/></text:p>
        </draw:line>
        <draw:line draw:style-name="gr13" draw:text-style-name="P10" draw:layer="layout" svg:x1="6.175cm" svg:y1="11.85cm" svg:x2="15.575cm" svg:y2="13.675cm">
          <text:p text:style-name="P11"><text:span text:style-name="T3">③ </text:span><text:span text:style-name="T3">SYN seq = x + 1 ; ACK = y+1</text:span></text:p>
          <text:p text:style-name="P9"><text:span text:style-name="T3"/></text:p>
        </draw:line>
        <draw:frame draw:style-name="gr15" draw:text-style-name="P6" draw:layer="layout" svg:width="6.8cm" svg:height="0.962cm" svg:x="4.325cm" svg:y="14.7cm">
          <draw:text-box>
            <text:p>Alice (client)</text:p>
          </draw:text-box>
        </draw:frame>
        <draw:frame draw:style-name="gr15" draw:text-style-name="P6" draw:layer="layout" svg:width="6.15cm" svg:height="0.962cm" svg:x="14.075cm" svg:y="14.775cm">
          <draw:text-box>
            <text:p>Bob (serveur)</text:p>
          </draw:text-box>
        </draw:frame>
        <draw:line draw:style-name="gr12" draw:text-style-name="P7" draw:layer="layout" svg:x1="24.4cm" svg:y1="5.304cm" svg:x2="24.4cm" svg:y2="15.989cm">
          <text:p/>
        </draw:line>
        <draw:line draw:style-name="gr12" draw:text-style-name="P7" draw:layer="layout" svg:x1="33.9cm" svg:y1="5.276cm" svg:x2="33.875cm" svg:y2="15.933cm">
          <text:p/>
        </draw:line>
        <draw:line draw:style-name="gr13" draw:text-style-name="P13" draw:layer="layout" svg:x1="24.4cm" svg:y1="5.876cm" svg:x2="33.9cm" svg:y2="7.076cm">
          <text:p text:style-name="P8"><text:span text:style-name="T3">① </text:span><text:span text:style-name="T3">SYN <text:s/>x</text:span></text:p>
          <text:p text:style-name="P9"/>
        </draw:line>
        <draw:line draw:style-name="gr14" draw:text-style-name="P12" draw:layer="layout" svg:x1="24.475cm" svg:y1="8.501cm" svg:x2="33.725cm" svg:y2="7.301cm">
          <text:p text:style-name="P11"><text:span text:style-name="T3">② </text:span><text:span text:style-name="T3">ACK <text:s/>x+1</text:span></text:p>
          <text:p text:style-name="P9"><text:span text:style-name="T3"/></text:p>
        </draw:line>
        <draw:line draw:style-name="gr13" draw:text-style-name="P12" draw:layer="layout" svg:x1="24.375cm" svg:y1="8.726cm" svg:x2="33.775cm" svg:y2="9.926cm">
          <text:p text:style-name="P11"><text:span text:style-name="T3">③ </text:span><text:span text:style-name="T3">SYN x + 1</text:span></text:p>
          <text:p text:style-name="P9"><text:span text:style-name="T3"/></text:p>
        </draw:line>
        <draw:frame draw:style-name="gr16" draw:text-style-name="P6" draw:layer="layout" svg:width="4cm" svg:height="0.962cm" svg:x="22.525cm" svg:y="16.111cm">
          <draw:text-box>
            <text:p>Alice (client)</text:p>
          </draw:text-box>
        </draw:frame>
        <draw:frame draw:style-name="gr16" draw:text-style-name="P6" draw:layer="layout" svg:width="4.525cm" svg:height="0.962cm" svg:x="32.275cm" svg:y="16.172cm">
          <draw:text-box>
            <text:p>Bob (serveur)</text:p>
          </draw:text-box>
        </draw:frame>
        <draw:line draw:style-name="gr13" draw:text-style-name="P12" draw:layer="layout" svg:x1="24.35cm" svg:y1="13.55cm" svg:x2="33.75cm" svg:y2="14.75cm">
          <text:p text:style-name="P8"><text:span text:style-name="T3">④ </text:span><text:span text:style-name="T3">SYN x + 1</text:span></text:p>
          <text:p text:style-name="P9"><text:span text:style-name="T3"/></text:p>
        </draw:line>
        <draw:custom-shape draw:style-name="gr17" draw:text-style-name="P7" draw:layer="layout" svg:width="0.7cm" svg:height="2.725cm" svg:x="23.425cm" svg:y="5.9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6" draw:layer="layout" svg:width="1.875cm" svg:height="1.175cm" svg:x="21.825cm" svg:y="6.775cm">
          <draw:text-box>
            <text:p>RTT</text:p>
          </draw:text-box>
        </draw:frame>
        <draw:custom-shape draw:style-name="gr19" draw:text-style-name="P7" draw:layer="layout" svg:width="0.7cm" svg:height="4.725cm" svg:x="23.438cm" svg:y="8.7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6" draw:layer="layout" svg:width="2.313cm" svg:height="1.175cm" svg:x="21.4cm" svg:y="10.575cm">
          <draw:text-box>
            <text:p>2RT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2cm" svg:stroke-color="#000000" draw:marker-start="Arrow" draw:marker-start-width="0.5cm" draw:marker-start-center="false" draw:marker-end="Arrow" draw:marker-end-width="0.5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2cm" svg:stroke-color="#000000" draw:marker-start-width="0.5cm" draw:marker-end-width="0.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4:55:19.123398937</meta:creation-date>
    <dc:date>2024-12-09T11:31:31.755988223</dc:date>
    <meta:editing-duration>P1DT19H46M12S</meta:editing-duration>
    <meta:editing-cycles>4</meta:editing-cycles>
    <meta:generator>LibreOffice/24.2.6.2$Linux_X86_64 LibreOffice_project/420$Build-2</meta:generator>
    <meta:document-statistic meta:object-count="65"/>
  </office:meta>
</office:document-meta>
</file>